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daeb7" officeooo:paragraph-rsid="001daeb7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officeooo:rsid="001f8a3f" officeooo:paragraph-rsid="001f8a3f" style:font-size-asian="16pt" style:font-size-complex="16pt"/>
    </style:style>
    <style:style style:name="T1" style:family="text">
      <style:text-properties officeooo:rsid="001f2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1 Peter 1:6-9</text:p>
      <text:p text:style-name="P2">NRS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7:07:17.062000000</meta:creation-date>
    <meta:editing-duration>PT4M40S</meta:editing-duration>
    <meta:editing-cycles>2</meta:editing-cycles>
    <meta:generator>LibreOffice/6.4.4.2$Windows_X86_64 LibreOffice_project/3d775be2011f3886db32dfd395a6a6d1ca2630ff</meta:generator>
    <dc:title>VerseReference</dc:title>
    <dc:date>2020-07-24T17:11:57.454000000</dc:date>
    <meta:document-statistic meta:table-count="0" meta:image-count="0" meta:object-count="0" meta:page-count="1" meta:paragraph-count="2" meta:word-count="4" meta:character-count="17" meta:non-whitespace-character-count="15"/>
    <meta:template xlink:type="simple" xlink:actuate="onRequest" xlink:title="VerseReference" xlink:href="../../../../AppData/Roaming/LibreOffice/4/user/template/VerseReference.ott" meta:date="2020-07-24T17:07:16.742000000"/>
  </office:meta>
</office:document-meta>
</file>